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Standard">
      <style:text-properties officeooo:rsid="00097b2e" officeooo:paragraph-rsid="00097b2e"/>
    </style:style>
    <style:style style:name="P2" style:family="paragraph" style:parent-style-name="Standard" style:list-style-name="L1">
      <style:text-properties officeooo:rsid="00097b2e" officeooo:paragraph-rsid="00097b2e"/>
    </style:style>
    <style:style style:name="P3" style:family="paragraph" style:parent-style-name="Standard" style:list-style-name="L2">
      <style:text-properties officeooo:rsid="00097b2e" officeooo:paragraph-rsid="00097b2e"/>
    </style:style>
    <style:style style:name="P4" style:family="paragraph" style:parent-style-name="Standard">
      <style:text-properties officeooo:rsid="000b6d5e" officeooo:paragraph-rsid="000b6d5e"/>
    </style:style>
    <style:style style:name="P5" style:family="paragraph" style:parent-style-name="Standard" style:list-style-name="L3">
      <style:text-properties officeooo:rsid="000b6d5e" officeooo:paragraph-rsid="000bd388"/>
    </style:style>
    <style:style style:name="P6" style:family="paragraph" style:parent-style-name="Standard" style:list-style-name="L3">
      <style:text-properties officeooo:rsid="000b6d5e" officeooo:paragraph-rsid="000c2339"/>
    </style:style>
    <style:style style:name="P7" style:family="paragraph" style:parent-style-name="Standard">
      <style:text-properties officeooo:rsid="000b6d5e" officeooo:paragraph-rsid="000bd388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list-style-name="L3">
      <style:text-properties fo:color="#00a933" loext:opacity="100%" officeooo:rsid="000b6d5e" officeooo:paragraph-rsid="000c53a3" fo:background-color="transparent"/>
    </style:style>
    <style:style style:name="P10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bd388"/>
    </style:style>
    <style:style style:name="T3" style:family="text">
      <style:text-properties fo:color="#ff0000" loext:opacity="100%" officeooo:rsid="000bd388"/>
    </style:style>
    <style:style style:name="T4" style:family="text">
      <style:text-properties fo:color="#ff0000" loext:opacity="100%" officeooo:rsid="000c2339"/>
    </style:style>
    <style:style style:name="T5" style:family="text">
      <style:text-properties fo:color="#ff0000" loext:opacity="100%" officeooo:rsid="000bd388" fo:background-color="transparent" loext:char-shading-value="0"/>
    </style:style>
    <style:style style:name="T6" style:family="text">
      <style:text-properties fo:color="#ff0000" loext:opacity="100%" officeooo:rsid="000c2339" fo:background-color="transparent" loext:char-shading-value="0"/>
    </style:style>
    <style:style style:name="T7" style:family="text">
      <style:text-properties fo:color="#ff0000" loext:opacity="100%" fo:background-color="transparent" loext:char-shading-value="0"/>
    </style:style>
    <style:style style:name="T8" style:family="text">
      <style:text-properties fo:color="#00a933" loext:opacity="100%" officeooo:rsid="000bd388" fo:background-color="transparent" loext:char-shading-value="0"/>
    </style:style>
    <style:style style:name="T9" style:family="text">
      <style:text-properties fo:color="#00a933" loext:opacity="100%" fo:background-color="transparent" loext:char-shading-value="0"/>
    </style:style>
    <style:style style:name="T10" style:family="text">
      <style:text-properties fo:color="#00a933" loext:opacity="100%" officeooo:rsid="000c2339" fo:background-color="transparent" loext:char-shading-value="0"/>
    </style:style>
    <style:style style:name="T11" style:family="text">
      <style:text-properties fo:color="#000000" loext:opacity="100%" officeooo:rsid="000bd388" fo:background-color="transparent" loext:char-shading-value="0"/>
    </style:style>
    <style:style style:name="T12" style:family="text">
      <style:text-properties officeooo:rsid="000c53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Fonte_20_parág._20_padrão"><text:span text:style-name="T1">Questão 1:</text:span></text:span></text:p>
      <text:p text:style-name="Standard">O que é levantamento de requisitos funcionais e não funcionais:</text:p>
      <text:p text:style-name="P1">R: É o levantamento de requisitos que são necessários para uma dada implementação, com os funcionais sendo requisitos que o usuário solicita e os não funcionais sendo os que são necessários para o funcionamento da implementação.</text:p>
      <text:p text:style-name="Standard"/>
      <text:p text:style-name="Standard"><text:span text:style-name="Fonte_20_parág._20_padrão"><text:span text:style-name="T1">Questão 2:</text:span></text:span></text:p>
      <text:p text:style-name="Standard">“Verificar a possibilidade dos contribuintes emitirem guia de taxa de fiscalização via portal”.</text:p>
      <text:p text:style-name="Standard">De acordo com a solicitação da prefeitura acima separe os requisitos funcionais e requisitos não funcionais:</text:p>
      <text:p text:style-name="P1">R: </text:p>
      <text:p text:style-name="P1">Requisitos Funcionais:</text:p>
      <text:list xml:id="list538923670" text:style-name="L1">
        <text:list-item>
          <text:p text:style-name="P2">Criar a funcionalidade de verificação de possibilidade dos contribuintes emitirem a guia de taxa de fiscalização via portal</text:p>
        </text:list-item>
      </text:list>
      <text:p text:style-name="P1">Requisitos Não Funcionais:</text:p>
      <text:list xml:id="list4137918844" text:style-name="L2">
        <text:list-item>
          <text:p text:style-name="P3">Possibilitar a emissão da guia de taxa de fiscalização</text:p>
        </text:list-item>
        <text:list-item>
          <text:p text:style-name="P3">Permissão para de acesso ao Portal</text:p>
        </text:list-item>
      </text:list>
      <text:p text:style-name="P8"/>
      <text:p text:style-name="Standard"><text:span text:style-name="Fonte_20_parág._20_padrão"><text:span text:style-name="T1">Questão 3:</text:span></text:span></text:p>
      <text:p text:style-name="Standard">“Eu preciso de uma tela para realizar cadastro de imóvel”.</text:p>
      <text:p text:style-name="Standard">De acordo com a solicitação acima, quais perguntas deverão ser feitas para o cliente para que seja possível realizar o levantamento de requisitos.</text:p>
      <text:p text:style-name="P1">R: Em que menu seria feita essa tela? Seria possível consultar os imóveis cadastrados? </text:p>
      <text:p text:style-name="P1"/>
      <text:p text:style-name="Standard"><text:span text:style-name="Fonte_20_parág._20_padrão"><text:span text:style-name="T1">Questão 4:</text:span></text:span></text:p>
      <text:p text:style-name="Standard">Escolha um sistema de sua preferência e simule a conversa entre o analista e o cliente, as possíveis perguntas e respostas para realizar o levantamento de requisitos (Mínimo 5 Perguntas e suas respectivas respostas)</text:p>
      <text:p text:style-name="P1">R: </text:p>
      <text:p text:style-name="P1"/>
      <text:p text:style-name="P4"><text:soft-page-break/>Sistema de publicação de vídeos</text:p>
      <text:list xml:id="list768386411" text:style-name="L3">
        <text:list-header>
          <text:p text:style-name="P5"><text:span text:style-name="T3">Cliente: Preciso de um sistema de publicação de vídeos.</text:span></text:p>
          <text:p text:style-name="P5"><text:span text:style-name="T8">Analista:</text:span><text:span text:style-name="T9"> </text:span><text:span text:style-name="T10">Certo, e</text:span><text:span text:style-name="T9">sse sistema teria uma função de cadastro?</text:span></text:p>
        </text:list-header>
      </text:list>
      <text:p text:style-name="P7"><text:tab/><text:span text:style-name="T3">Cliente: Sim, e também teria uma função de login em que a pessoa que se <text:tab/>cadastrou informaria o usuário e a senha para poder acessar.</text:span></text:p>
      <text:p text:style-name="P7"><text:span text:style-name="T2"><text:tab/></text:span><text:span text:style-name="T9">Analista: Após fazer o login que tipo de tela seria mostrado para o usuário?</text:span></text:p>
      <text:list xml:id="list172526323235715" text:continue-numbering="true" text:style-name="L3">
        <text:list-header>
          <text:p text:style-name="P5"><text:span text:style-name="T3">Cliente: Uma tela mostrando os vídeos mais vistos no momento de outros usuários que também enviaram vídeos.</text:span></text:p>
          <text:p text:style-name="P5"><text:span text:style-name="T9">Analista: Certo, como o usuário faria para enviar um vídeo?</text:span></text:p>
          <text:p text:style-name="P5"><text:span text:style-name="T3">Cliente: Na tela inicial após o login no topo da tela à direita, teria um botão escrito “Enviar vídeo”.</text:span></text:p>
          <text:p text:style-name="P5"><text:span text:style-name="T9">Analista: Ok, e teria alguma outra funcionalidade além da publicação dos vídeos?</text:span></text:p>
          <text:p text:style-name="P5"><text:span text:style-name="T3">Cliente: Sim, o usuário poderia </text:span><text:span text:style-name="T4">editar seu canal, alterando a foto de perfil, o nome e também a capa do canal.</text:span></text:p>
          <text:p text:style-name="P5"><text:span text:style-name="T9">Analista: </text:span><text:span text:style-name="T10">Que tipos de interação o usuário teria com os vídeos?</text:span></text:p>
          <text:p text:style-name="P6"><text:span text:style-name="T5">Cliente: </text:span><text:span text:style-name="T6">O usuário podia dar “Gostei” ou “Não Gostei” em um vídeo e também comentar.</text:span></text:p>
          <text:p text:style-name="P9">Analista: <text:span text:style-name="T12">Certo, entraremos em contato mais tarde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leticia.elias</meta:initial-creator>
    <meta:creation-date>2021-11-25T13:07:00Z</meta:creation-date>
    <dc:date>2022-05-10T17:25:24.810000000</dc:date>
    <meta:editing-cycles>3</meta:editing-cycles>
    <meta:editing-duration>PT3H54M23S</meta:editing-duration>
    <meta:document-statistic meta:table-count="0" meta:image-count="0" meta:object-count="0" meta:page-count="2" meta:paragraph-count="32" meta:word-count="381" meta:character-count="2320" meta:non-whitespace-character-count="1968"/>
    <meta:user-defined meta:name="AppVersion">12.0000</meta:user-defined>
    <meta:template xlink:type="simple" xlink:actuate="onRequest" xlink:title="" xlink:href="Normal.dotm"/>
  </office:meta>
</office:document-meta>
</file>